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N</mi>
        <mi>v</mi>
      </msub>
      <mrow>
        <mo stretchy="false">(</mo>
        <mrow>
          <mi>z</mi>
        </mrow>
        <mo stretchy="false">)</mo>
      </mrow>
      <mrow>
        <mi/>
        <mo stretchy="false">=</mo>
        <mi/>
      </mrow>
      <mfrac>
        <mn>1</mn>
        <mrow>
          <mi>sin</mi>
          <mi>v</mi>
          <mi/>
          <mo stretchy="false">π</mo>
        </mrow>
      </mfrac>
      <mi/>
      <mfenced open="(" close=")">
        <mrow>
          <msub>
            <mi>J</mi>
            <mi>v</mi>
          </msub>
          <mrow>
            <mo stretchy="false">(</mo>
            <mrow>
              <mi>z</mi>
            </mrow>
            <mo stretchy="false">)</mo>
          </mrow>
          <mi/>
          <mi>cos</mi>
          <mi>v</mi>
          <mi/>
          <mo stretchy="false">π</mo>
          <mrow>
            <mi/>
            <mo stretchy="false">−</mo>
            <mi/>
          </mrow>
          <msub>
            <mi>J</mi>
            <mrow>
              <mrow>
                <mo stretchy="false">−</mo>
                <mi>v</mi>
              </mrow>
            </mrow>
          </msub>
          <mrow>
            <mo stretchy="false">(</mo>
            <mrow>
              <mi>z</mi>
            </mrow>
            <mo stretchy="false">)</mo>
          </mrow>
        </mrow>
      </mfenced>
    </mrow>
    <annotation encoding="StarMath 5.0">N _v (z) 
~=~ 
1 over {sin v ` %pi} 
` 
left ( 
 J _v (z) ` cos v ` %pi ~-~ J _{-v} (z)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48:29.407000000</meta:creation-date>
    <meta:generator>LibreOffice/4.1.4.2$Windows_x86 LibreOffice_project/0a0440ccc0227ad9829de5f46be37cfb6edcf72</meta:generator>
  </office:meta>
</office:document-meta>
</file>